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aseasonal teleconnections leading to heat waves in central Chile</text:p>
      <text:p text:style-name="P1"/>
      <text:p text:style-name="P2">Our work delivers relationships between heat waves in CCh and teleconnection signals that might be detected up to ~2 weeks in advance, and might be highly relevant for decision-making processes. Conveniently, the predictability limit of the MJO phase and amplitude is estimated nowadays in a similar time window: ~32 and ~ 16 days, respectively (Lu et al., 2020). A complete repository on MJO</text:p>
      <text:p text:style-name="P2"/>
      <text:p text:style-name="P1">Joint Diagnostic of the Surface Air Temperature in Southern South America and the Madden–Julian Oscillation</text:p>
      <text:p text:style-name="P2"/>
      <text:p text:style-name="P2"><text:s/>These results imply that for these periods it is possible to make a diagnosis and prognosis of</text:p>
      <text:p text:style-name="P2">the temperature’s behavior in the region based on the analysis of the MJO variability. Moreover, because it is now possible to predict the MJO with significant accuracy up to 15–17 days (Seo et al. 2009), it is possible to use this information to infer the temperature prognosis in the region at that time scale.</text:p>
      <text:p text:style-name="P2"/>
      <text:p text:style-name="P1">Influence of the Madden Julian Oscillation on precipitation and surface air temperature in South America</text:p>
      <text:p text:style-name="P2"/>
      <text:p text:style-name="P2">The impact of the MJO on precipitation and surface air temperature over South America was analyzed, providing a reference about the timing and intensity of MJO signal over this continent that can be used for monitoring and prediction activities in the region. The precipitation changes</text:p>
      <text:p text:style-name="P2"/>
      <text:p text:style-name="P1">Predicting Daily Mean Wind Speed in Europe Weeks ahead from MJO Status</text:p>
      <text:p text:style-name="P1"/>
      <text:p text:style-name="P2">Hence, the usefulness of subseasonal predictions for sectors vulnerable to surface</text:p>
      <text:p text:style-name="P2">wind variability requires paying attention to the multiple factors that determine the atmospheric circulation in the area at those time scal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3T12:18:00.980020689</meta:creation-date>
    <meta:generator>LibreOffice/7.3.7.2$Linux_X86_64 LibreOffice_project/30$Build-2</meta:generator>
    <dc:date>2025-05-23T12:32:56.971318617</dc:date>
    <meta:editing-duration>PT14M57S</meta:editing-duration>
    <meta:editing-cycles>2</meta:editing-cycles>
    <meta:document-statistic meta:table-count="0" meta:image-count="0" meta:object-count="0" meta:page-count="1" meta:paragraph-count="10" meta:word-count="264" meta:character-count="1658" meta:non-whitespace-character-count="1405"/>
  </office:meta>
</office:document-meta>
</file>